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3c9f" officeooo:paragraph-rsid="00083c9f"/>
    </style:style>
    <style:style style:name="P2" style:family="paragraph" style:parent-style-name="Standard">
      <style:text-properties style:text-underline-style="solid" style:text-underline-width="auto" style:text-underline-color="font-color" officeooo:rsid="00083c9f" officeooo:paragraph-rsid="00083c9f"/>
    </style:style>
    <style:style style:name="P3" style:family="paragraph" style:parent-style-name="Standard">
      <style:text-properties officeooo:rsid="0009b865" officeooo:paragraph-rsid="0009b865"/>
    </style:style>
    <style:style style:name="P4" style:family="paragraph" style:parent-style-name="Standard" style:list-style-name="L1">
      <style:text-properties officeooo:rsid="00083c9f" officeooo:paragraph-rsid="00083c9f"/>
    </style:style>
    <style:style style:name="P5" style:family="paragraph" style:parent-style-name="Standard" style:list-style-name="L2">
      <style:text-properties officeooo:rsid="00083c9f" officeooo:paragraph-rsid="00083c9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njour Sam,</text:p>
      <text:p text:style-name="P1"/>
      <text:p text:style-name="P1">Je suis heureux de pouvoir vous envoyer le lien du repository GitHub dans lequel j’ai codé l’ensemble des demandes que vous avez formulées dans votre mail précédent.</text:p>
      <text:p text:style-name="P1"/>
      <text:p text:style-name="P2">Vous trouverez dans le repository :</text:p>
      <text:p text:style-name="P2"/>
      <text:list text:style-name="L1">
        <text:list-item>
          <text:p text:style-name="P4">L’ensemble du code</text:p>
        </text:list-item>
        <text:list-item>
          <text:p text:style-name="P4">Le fichier requirements.txt</text:p>
        </text:list-item>
        <text:list-item>
          <text:p text:style-name="P4">Un fichier README.md</text:p>
        </text:list-item>
      </text:list>
      <text:p text:style-name="P1"/>
      <text:p text:style-name="P2">pour aller plus loint :</text:p>
      <text:p text:style-name="P2"/>
      <text:list text:style-name="L2">
        <text:list-item>
          <text:p text:style-name="P5">Il est possible d'ajouter une description à chaque fonction Python.</text:p>
        </text:list-item>
        <text:list-item>
          <text:p text:style-name="P5">Il est possible d'ajouter des tests de fonctionnement pour chaque fonction avec une docstring.</text:p>
        </text:list-item>
        <text:list-item>
          <text:p text:style-name="P5">Il est possible de scinder le fichier en deux fichiers : un fichier avec l'ensemble des fonctions et un avec juste la fonction de récupération.</text:p>
        </text:list-item>
        <text:list-item>
          <text:p text:style-name="P5">Il est possible de créer une tâche programmée qui s'exécute au démarrage du PC ou de façon récurrente, avec crontab ou un service.</text:p>
        </text:list-item>
        <text:list-item>
          <text:p text:style-name="P5">Dans le cas d'une tâche récurrente, il est possible de modifier le code pour faire seulement une mise à jour des données déjà collectées et qui ont changé.</text:p>
        </text:list-item>
      </text:list>
      <text:p text:style-name="P1"/>
      <text:p text:style-name="P1">Si l'on prend en considération un pipeline ETL (de l’anglais Extract, Transform, Load, signifiant extraire, transformer, charger) :</text:p>
      <text:p text:style-name="P1"/>
      <text:p text:style-name="P1">Tel que le code est structuré, par fonction, il serait possible de déplacer chaque fonction dans la partie la plus adéquate et de les appeler au travers des imports de fonctions ou de méthodes.</text:p>
      <text:p text:style-name="P1"/>
      <text:p text:style-name="P3">Je reste disponible pour échanger avec vous.</text:p>
      <text:p text:style-name="P1"/>
      <text:p text:style-name="P3">Cordialement</text:p>
      <text:p text:style-name="P3"/>
      <text:p text:style-name="P3">Romain ROZA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6T19:39:01.338572500</meta:creation-date>
    <dc:date>2025-08-06T19:58:38.184623104</dc:date>
    <meta:editing-duration>PT13M16S</meta:editing-duration>
    <meta:editing-cycles>3</meta:editing-cycles>
    <meta:generator>LibreOffice/7.4.7.2$Linux_X86_64 LibreOffice_project/40$Build-2</meta:generator>
    <meta:document-statistic meta:table-count="0" meta:image-count="0" meta:object-count="0" meta:page-count="1" meta:paragraph-count="17" meta:word-count="219" meta:character-count="1291" meta:non-whitespace-character-count="1097"/>
  </office:meta>
</office:document-meta>
</file>